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0.831cm"/>
    </style:style>
    <style:style style:name="co4" style:family="table-column">
      <style:table-column-properties fo:break-before="auto" style:column-width="1.027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0.942cm"/>
    </style:style>
    <style:style style:name="co7" style:family="table-column">
      <style:table-column-properties fo:break-before="auto" style:column-width="0.582cm"/>
    </style:style>
    <style:style style:name="co8" style:family="table-column">
      <style:table-column-properties fo:break-before="auto" style:column-width="0.776cm"/>
    </style:style>
    <style:style style:name="co9" style:family="table-column">
      <style:table-column-properties fo:break-before="auto" style:column-width="0.887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0.665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693cm"/>
    </style:style>
    <style:style style:name="co14" style:family="table-column">
      <style:table-column-properties fo:break-before="auto" style:column-width="0.471cm"/>
    </style:style>
    <style:style style:name="co15" style:family="table-column">
      <style:table-column-properties fo:break-before="auto" style:column-width="0.55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!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string">
            <text:p>Y = (!A!BC!DE!F!G!H)+(!AB!CDE!FGH)</text:p>
          </table:table-cell>
        </table:table-row>
        <table:table-row table:style-name="ro1">
          <table:table-cell office:value-type="string">
            <text:p>"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</text:p>
          </table:table-cell>
          <table:table-cell office:value-type="string">
            <text:p> Y = (!A!BC!DE!F!G!H)+(!AB!CDE!FGH)+(ABCD!EF!GH)</text:p>
          </table:table-cell>
        </table:table-row>
        <table:table-row table:style-name="ro1">
          <table:table-cell office:value-type="string">
            <text:p>$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string">
            <text:p>Y = (!A!BCD!EF!G)+(!A!BCD!EG)+(!A!BCD!F!G)+(!AB!CDE!FGH)+(ABCD!EF!GH)</text:p>
          </table:table-cell>
        </table:table-row>
        <table:table-row table:style-name="ro1"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D</text:p>
          </table:table-cell>
          <table:table-cell office:value-type="string">
            <text:p>Y = (!A!BC!D!EF!GH)+(!A!BCD!E!FG)+(!A!BCD!EF!G!H)+(!A!BCD!F!G)+(!AB!C!D!E!FG!H)+(!AB!C!DE!F!G!H)+(!AB!C!DEF!GH)+(!AB!C!DF!H)+(!AB!C!DEGH)+(!AB!CD!E!F!G!H)+(!AB!C!E!FGH)+(!AB!C!EF!GH)+(!AB!CD!EFGH)+(!AB!C!F!GH)+(!AB!CE!FG!H)+(A!B!C!E!F!G!H)+(A!B!CDE!F!GH)+(!BCD!EFG!H)+(!BCD!EFH)+(B!C!D!EFGH)+(B!CD!EF!G!H)+(B!CD!EG!H)+(B!CDE!F!G!H)+(AB!CDEFG!H)+(ABC!D!E!F!G!H)+(ABC!DE!F!GH)+(ABC!D!FGH)+(ABC!EF!GH)</text:p>
          </table:table-cell>
        </table:table-row>
        <table:table-row table:style-name="ro1">
          <table:table-cell office:value-type="string">
            <text:p>&amp;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</text:p>
          </table:table-cell>
          <table:table-cell office:value-type="string">
            <text:p>Y = (!A!BCD!EF!G!H)+(!A!BC!EF!GH)+(!A!BCD!EG)+(!A!BCD!F!G)+(!AB!CDE!FGH)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string">
            <text:p>Y = (!A!BC!D!EF!GH)+(!A!BCD!E!FG!H)+(!A!BCD!E!FH)+(!A!BCD!E!G!H)+(!A!BCE!F!G)+(!AB!C!D!E!FG!H)+(!AB!C!DE!F!G!H)+(!AB!C!DF!H)+(!AB!C!DEFGH)+(!AB!CD!E!F!G!H)+(!AB!CD!EFGH)+(!AB!CE!FG!H)+(!AB!C!FGH)+(!AB!C!GH)+(A!B!C!E!F!G!H)+(A!B!CDE!F!GH)+(A!BC!DEFG)+(!BCD!EFG!H)+(!BCD!EFH)+(B!C!D!EFGH)+(B!CD!EF!G!H)+(B!CD!EG!H)+(B!CDE!F!G!H)+(AB!CDEFG!H)+(ABC!D!E!F!G!H)+(ABC!D!EF!GH)+(ABC!DE!F!GH)+(ABC!D!FGH)</text:p>
          </table:table-cell>
        </table:table-row>
        <table:table-row table:style-name="ro1">
          <table:table-cell office:value-type="string">
            <text:p>(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string">
            <text:p>Y = (!A!BCD!E!FGH)+(!A!BCD!EF!G!H)+(!AB!C!D!EG!H)+(!AB!C!DE!FGH)+(!AB!CD!E!F!GH)+(!AB!D!E!FH)+(!AC!D!EFG!H)+(!AB!DE!F!G!H)+(!AB!DF!G!H)+(!AB!DEF!GH)+(!AB!DEFG!H)+(!AB!DFGH)+(!ABD!E!F!G!H)+(!ACD!E!F!GH)+(!ACD!E!FG!H)+(!AB!EF!GH)+(!ABD!EFG!H)+(!ACDE!F!G!H)+(!ABDE!F!GH)+(!ABDE!FG!H)+(A!B!C!D!E!F!GH)+(A!B!C!D!E!FG!H)+(A!B!C!DE!F!G!H)+(A!B!C!DE!FGH)+(A!B!C!DF!GH)+(A!B!CD!E!F!G!H)+(A!B!C!EGH)+(A!B!CDE!F!GH)+(A!B!CDE!FG!H)+(A!B!D!E!F!G!H)+(!BCD!EFG!H)+(!BCD!EFH)+(B!CD!E!FG!H)+(B!CDE!F!G!H)+(AB!CDEFG!H)+(BC!D!E!FG!H)+(BC!DE!FGH)</text:p>
          </table:table-cell>
        </table:table-row>
        <table:table-row table:style-name="ro1">
          <table:table-cell office:value-type="string">
            <text:p>*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string">
            <text:p>Y = (!A!BC!D!E!F!GH)+(!A!BCDE!F!H)+(!A!BCE!FGH)+(!A!BCDE!GH)+(!A!BCDEFGH)+(!AB!C!D!E!FG!H)+(!AB!C!DE!F!GH)+(!AB!C!DEF!G!H)+(!AB!CD!E!F!G!H)+(!AB!C!EFG!H)+(!AB!CDEF!GH)+(!AB!DE!F!H)+(!AC!DEF!G!H)+(!ACD!E!F!G!H)+(!ABD!E!FH)+(!ABCD!EF!G!H)+(!AC!EG!H)+(!AB!EFGH)+(A!B!C!D!E!F!GH)+(A!B!C!D!E!FG!H)+(A!B!C!D!EFGH)+(A!B!C!DE!F!G!H)+(A!B!C!DE!FGH)+(A!B!CD!E!F!G!H)+(A!B!C!EF!GH)+(A!B!CE!FG!H)+(A!B!CDEFG!H)+(A!B!D!E!F!G!H)+(A!BC!DEFG!H)+(!BC!DEFGH)+(!BCD!EFGH)+(B!CD!E!FG!H)+(B!CD!EF!G!H)+(AB!CDE!F!G!H)+(AC!D!E!FGH)+(ABC!D!EF!G)+(BC!DE!F!GH)+(ACD!EF!GH)</text:p>
          </table:table-cell>
        </table:table-row>
        <table:table-row table:style-name="ro1">
          <table:table-cell office:value-type="string">
            <text:p>+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string">
            <text:p>Y = (!AB!DEF!GH)+(!AB!DEF!H)+(!AB!DEGH)+(!ABD!E!FGH)+(!ABD!EF!GH)+(!ABD!EF!H)+(!ABD!F!GH)+(!ABD!F!H)+(A!B!C!D!E!F!G!H)+(A!B!C!D!EFGH)</text:p>
          </table:table-cell>
        </table:table-row>
        <table:table-row table:style-name="ro1">
          <table:table-cell office:value-type="string">
            <text:p>,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string">
            <text:p>Y = (!AB!DE!FG!H)+(!AB!DEF!GH)+(!AB!DFG!H)+(!ABD!E!F!GH)+(!AB!EF!G!H)+(!AB!EGH)+(!ABD!F!G!H)+(!ABE!F!GH)+(A!B!C!D!E!F!G!H)+(A!B!C!D!EFGH)</text:p>
          </table:table-cell>
        </table:table-row>
        <table:table-row table:style-name="ro1"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</text:p>
          </table:table-cell>
          <table:table-cell office:value-type="string">
            <text:p>Y = (!AB!D!EF!GH)+(!AB!DE!F!G!H)+(!AB!DEFG)+(!ABD!E!FG!H)+(!AB!EF!G!H)+(!AB!EFGH)+(!ABD!F!GH)+(!ABE!FG!H)</text:p>
          </table:table-cell>
        </table:table-row>
        <table:table-row table:style-name="ro1">
          <table:table-cell office:value-type="string">
            <text:p>.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string">
            <text:p>Y = (!A!BC!D!EF!GH)+(!A!BC!D!EF!H)+(!A!BCEF!GH)+(!A!BCDEFGH)+(!AB!CDF!GH)+(!ABD!EFG)+(!ABDE!F!GH)+(!ABDE!FG!H)+(!ABCDE!G!H)+(A!B!C!D!E!F!GH)+(A!B!C!D!E!FG!H)+(A!B!C!D!EFGH)+(A!B!C!DE!F!G!H)+(A!B!C!DE!FGH)+(A!B!C!DF!GH)+(A!B!C!E!F!G!H)+(A!B!C!E!FGH)+(A!B!CE!FG!H)+(!BC!D!E!FG!H)+(A!BC!DEFG)+(A!BCD!EFG!H)+(A!BD!EFH)+(AB!CD!E!FG!H)+(AB!CD!EF!G!H)+(B!CDE!F!G!H)+(A!CDEFG!H)+(AC!D!E!F!G!H)+(ABC!D!E!FG!H)+(AC!D!E!FGH)+(ABC!D!EF!G)+(ABC!DE!FH)+(BCD!EF!GH)</text:p>
          </table:table-cell>
        </table:table-row>
        <table:table-row table:style-name="ro1">
          <table:table-cell office:value-type="string">
            <text:p>/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: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;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=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?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@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Q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Z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[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j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q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z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|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Ç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ü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é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â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à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ç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ê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è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ï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ì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É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ô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ò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ù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Ü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á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ó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ú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&lt;&lt;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&gt;&gt;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Á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Â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À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ã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Ã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Ê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È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Í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Ï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Ì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Ó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Ô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Ò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õ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Õ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Ú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Ù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§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26/11/2015</text:date>, <text:time>13:11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o Alves da Silva Jr.</meta:initial-creator>
    <meta:creation-date>2015-11-26T12:39:56.25</meta:creation-date>
    <dc:date>2015-11-26T12:48:20.63</dc:date>
    <dc:creator>Cristiano Alves da Silva Jr.</dc:creator>
    <meta:editing-duration>PT8M23S</meta:editing-duration>
    <meta:editing-cycles>3</meta:editing-cycles>
    <meta:generator>OpenOffice/4.1.1$Win32 OpenOffice.org_project/411m6$Build-9775</meta:generator>
    <meta:document-statistic meta:table-count="3" meta:cell-count="3041" meta:object-count="0"/>
  </office:meta>
</office:document-meta>
</file>